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face style:name="Liberation Mono" svg:font-family="'Liberation Mono', 'Courier New'" style:font-family-generic="modern"/>
    <style:font-face style:name="B Nazanin" svg:font-family="'B Nazanin'" style:font-pitch="variable"/>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1"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officeooo:paragraph-rsid="0010deb7"/>
    </style:style>
    <style:style style:name="P5" style:family="paragraph" style:parent-style-name="Standard">
      <style:paragraph-properties fo:text-align="end" style:justify-single-word="false" style:writing-mode="rl-tb"/>
      <style:text-properties style:font-name-complex="B Nazanin1" style:language-complex="fa" style:country-complex="IR"/>
    </style:style>
    <style:style style:name="P6" style:family="paragraph" style:parent-style-name="Standard" style:list-style-name="L1">
      <style:paragraph-properties fo:text-align="end" style:justify-single-word="false" style:writing-mode="rl-tb"/>
      <style:text-properties fo:font-size="11pt" officeooo:paragraph-rsid="0010deb7" style:font-size-asian="11pt" style:font-size-complex="11pt"/>
    </style:style>
    <style:style style:name="P7" style:family="paragraph" style:parent-style-name="Standard" style:master-page-name="Standard">
      <style:paragraph-properties fo:text-align="center" style:justify-single-word="false" style:page-number="auto"/>
    </style:style>
    <style:style style:name="P8" style:family="paragraph" style:parent-style-name="Preformatted_20_Text">
      <style:paragraph-properties fo:margin-top="0in" fo:margin-bottom="0.0799in" loext:contextual-spacing="false" fo:text-align="end" style:justify-single-word="false" style:writing-mode="rl-tb"/>
      <style:text-properties officeooo:paragraph-rsid="0010deb7"/>
    </style:style>
    <style:style style:name="P9" style:family="paragraph" style:parent-style-name="Preformatted_20_Text" style:list-style-name="L1">
      <style:paragraph-properties fo:margin-top="0in" fo:margin-bottom="0.0799in" loext:contextual-spacing="false" fo:text-align="end" style:justify-single-word="false" style:writing-mode="rl-tb"/>
      <style:text-properties officeooo:paragraph-rsid="0010deb7"/>
    </style:style>
    <style:style style:name="P10" style:family="paragraph" style:parent-style-name="Preformatted_20_Text" style:list-style-name="L1">
      <style:paragraph-properties fo:margin-top="0in" fo:margin-bottom="0.0799in" loext:contextual-spacing="false" fo:text-align="end" style:justify-single-word="false" style:writing-mode="rl-tb"/>
      <style:text-properties fo:font-size="11pt" officeooo:paragraph-rsid="0010deb7" style:font-size-asian="11pt" style:font-size-complex="11pt"/>
    </style:style>
    <style:style style:name="T1" style:family="text">
      <style:text-properties style:font-name-complex="B Nazanin1" style:language-complex="fa" style:country-complex="IR"/>
    </style:style>
    <style:style style:name="T2" style:family="text">
      <style:text-properties style:font-name="B Nazanin" fo:font-size="12pt" style:font-size-asian="12pt" style:font-name-complex="B Nazanin" style:font-size-complex="12pt"/>
    </style:style>
    <style:style style:name="T3" style:family="text">
      <style:text-properties style:font-name="B Nazanin" fo:font-size="12pt" style:font-size-asian="12pt" style:font-name-complex="B Nazanin" style:font-size-complex="12pt"/>
    </style:style>
    <style:style style:name="T4" style:family="text">
      <style:text-properties style:font-name="B Nazanin" fo:font-size="12pt" style:font-size-asian="12pt" style:font-name-complex="B Nazanin" style:font-size-complex="12pt" style:language-complex="fa" style:country-complex="IR"/>
    </style:style>
    <style:style style:name="T5" style:family="text">
      <style:text-properties style:font-name="B Nazanin" fo:font-size="12pt" style:font-size-asian="12pt" style:font-name-complex="B Nazanin" style:font-size-complex="12pt" style:language-complex="fa" style:country-complex="IR"/>
    </style:style>
    <style:style style:name="T6" style:family="text">
      <style:text-properties style:font-name="B Nazanin" fo:font-size="12pt" fo:font-weight="bold" style:font-size-asian="12pt" style:font-weight-asian="bold" style:font-name-complex="B Nazanin" style:font-size-complex="12pt" style:language-complex="fa" style:country-complex="IR" style:font-weight-complex="bold"/>
    </style:style>
    <style:style style:name="T7" style:family="text">
      <style:text-properties style:font-name="B Nazanin" fo:font-size="12pt" fo:font-weight="bold" style:font-size-asian="12pt" style:font-weight-asian="bold" style:font-name-complex="B Nazanin" style:font-size-complex="12pt" style:language-complex="fa" style:country-complex="IR" style:font-weight-complex="bold"/>
    </style:style>
    <style:style style:name="T8" style:family="text">
      <style:text-properties style:font-name="B Nazanin" fo:font-size="12pt" fo:font-weight="bold" style:font-size-asian="12pt" style:font-weight-asian="bold" style:font-name-complex="B Nazanin" style:font-size-complex="12pt" style:font-weight-complex="bold"/>
    </style:style>
    <style:style style:name="T9" style:family="text">
      <style:text-properties style:font-name="B Nazanin" fo:font-size="12pt" fo:font-weight="bold" style:font-size-asian="12pt" style:font-weight-asian="bold" style:font-name-complex="B Nazanin" style:font-size-complex="12pt" style:font-weight-complex="bold"/>
    </style:style>
    <style:style style:name="T10" style:family="text">
      <style:text-properties style:font-name="B Nazanin" style:font-name-complex="B Nazanin"/>
    </style:style>
    <style:style style:name="T11" style:family="text">
      <style:text-properties style:font-name="B Nazanin" style:font-name-complex="B Nazanin"/>
    </style:style>
    <style:style style:name="T12" style:family="text">
      <style:text-properties style:font-name="B Nazanin" style:font-name-complex="B Nazanin" style:language-complex="fa" style:country-complex="IR"/>
    </style:style>
    <style:style style:name="T13" style:family="text">
      <style:text-properties style:font-name="B Nazanin" style:font-name-complex="B Nazanin" style:language-complex="fa" style:country-complex="IR"/>
    </style:style>
    <style:style style:name="T14" style:family="text">
      <style:text-properties style:font-name="B Nazanin" fo:font-weight="bold" style:font-weight-asian="bold" style:font-name-complex="B Nazanin" style:font-weight-complex="bold"/>
    </style:style>
    <style:style style:name="T15" style:family="text">
      <style:text-properties style:font-name="B Nazanin" fo:font-weight="bold" style:font-weight-asian="bold" style:font-name-complex="B Nazanin" style:language-complex="fa" style:country-complex="IR" style:font-weight-complex="bold"/>
    </style:style>
    <style:style style:name="T16" style:family="text">
      <style:text-properties style:font-name="B Nazanin" fo:font-size="11pt" style:font-size-asian="11pt" style:font-name-complex="B Nazanin" style:font-size-complex="11pt"/>
    </style:style>
    <style:style style:name="T17" style:family="text">
      <style:text-properties style:font-name="B Nazanin" fo:font-size="11pt" style:font-size-asian="11pt" style:font-name-complex="B Nazanin" style:font-size-complex="11pt"/>
    </style:style>
    <style:style style:name="T18" style:family="text">
      <style:text-properties style:font-name="B Nazanin" fo:font-size="11pt" fo:font-weight="bold" style:font-size-asian="11pt" style:font-weight-asian="bold" style:font-name-complex="B Nazanin" style:font-size-complex="11pt" style:font-weight-complex="bol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به نام خدا</text:span></text:p>
      <text:p text:style-name="P1"><text:span text:style-name="T1">پروژه‌ی نهایی درس طراحی سیسیتم های دیجیتال</text:span></text:p>
      <text:p text:style-name="P2"><text:span text:style-name="T1">هومن هاشمی 92100415<text:line-break/>شراره میرزرگر 92106283<text:line-break/>مهدی بهروزی‌خواه 92100386</text:span></text:p>
      <text:p text:style-name="P3"><text:span text:style-name="T1">شرح مختصر:</text:span></text:p>
      <text:p text:style-name="P3"><text:span text:style-name="T1">در این پروژه هدف پیاده‌سازی یک شبیه‌ساز برای شبکه های روی چیپ است. این شبیه ساز ساختار شبکه و ترافیک آن را از روی فایل دریافت می کند و سپس تعداد سیکل هایی که برای انتقال این ترافیک بر روی این شبکه لازم است را محاسبه می‌کند.</text:span></text:p>
      <text:p text:style-name="P3"><text:span text:style-name="T1">محیط پیاده‌سازی:</text:span></text:p>
      <text:p text:style-name="P3"><text:span text:style-name="T1">برای پیاده‌سازی این شبیه‌ساز از زبان وریلاگ و نرم افزار سنتز ISE استفاده شده است. ساختار ماژولار و ماژول های استفاده شده در این شبیه ساز در ادامه توضیح داده خواهند شد. نحوه‌ی خواندن ورودی ها <text:s/>از فایل های hex تولید شده از روی کانفیگ است که درون ROM ذخیره می‌شوند و نحوه‌ی اعلام پایان شبیه سازی <text:s/>و نوشتن خروجی ها به وسیله‌ی پایه های خروجی ماژول اصلی است.</text:span></text:p>
      <text:p text:style-name="P5"><text:bookmark text:name="_GoBack"/></text:p>
      <text:p text:style-name="P5"/>
      <text:p text:style-name="P4"><text:span text:style-name="T1"><text:s/></text:span><text:span text:style-name="T6">ماژول </text:span><text:span text:style-name="T6">main</text:span><text:span text:style-name="T6">:</text:span></text:p>
      <text:p text:style-name="P8"><text:span text:style-name="T8">خلاصه</text:span><text:span text:style-name="T2">:</text:span></text:p>
      <text:p text:style-name="P8"><text:span text:style-name="T2">این ماژول در‌واقع نقش ارتباط بین روتر ها و پردازنده هر روتر با روتر مربطه اش را انجام می‌دهد. در‌واقع ورودی ها و خروجی های هر پورت روترها را از روتر یا پردازه ای که باید می‌گیرد و در روتر مقصد می‌گذارد. همچنین تمام </text:span><text:span text:style-name="T2">instance</text:span><text:span text:style-name="T2"> های روترها و پردازنده‌ها درون این ماژول قرار دارند و در نتیجه فایل‌های ورودی را نیز این ماژول می‌خواند و پردازش می‌کند.</text:span></text:p>
      <text:p text:style-name="P8"><text:span text:style-name="T8">جزئییات</text:span><text:span text:style-name="T2">:</text:span></text:p>
      <text:p text:style-name="P8"><text:span text:style-name="T2">این ماژول ابتدا ورودی‌ها را از فایل می‌خواند. برای این قسمت سعی کردیم از دستور $</text:span><text:span text:style-name="T2">readmemh</text:span><text:span text:style-name="T2"> <text:s/>استفاده کنیم تا قالبیت سنتز داشته باشد. سپس اطلاعات خوانده شده را در آرایه هایی دسته بندی می‌کنیم. پس از این به اندازه حداکثر روتر هایی که در فایل پارامتر مشخص شده با استفاده از </text:span><text:span text:style-name="T2">generate block</text:span><text:span text:style-name="T2"> ، از </text:span><text:span text:style-name="T2">router</text:span><text:span text:style-name="T2"> و </text:span><text:span text:style-name="T2">traffic</text:span><text:span text:style-name="T2"> نمونه می‌گیریم. هر کدام از <text:s/>این نمونه‌ها با یک </text:span><text:span text:style-name="T2">state machine</text:span><text:span text:style-name="T2"> کار میکنند و </text:span><text:span text:style-name="T2">state</text:span><text:span text:style-name="T2"> آن‌ها از طریق این ماژول بیرونی </text:span><text:span text:style-name="T2">main</text:span><text:span text:style-name="T2"> به وسیله ورودی که از پورت </text:span><text:span text:style-name="T2">op</text:span><text:span text:style-name="T2"> اشان می‌گیرند، کنترل می‌شود.</text:span></text:p>
      <text:p text:style-name="P8"><text:span text:style-name="T2">پس از این فرآیند‌ها این ماژول مانند یک </text:span><text:span text:style-name="T2">state machine</text:span><text:span text:style-name="T2"> عمل می‌کند که سر هر لبه </text:span><text:span text:style-name="T2">clock</text:span><text:span text:style-name="T2"> یا </text:span><text:span text:style-name="T2">reset</text:span><text:span text:style-name="T2"> تغییر وضعیت می‌دهد. حالت‌های آن و فعالیت‌های مربوط به هر بخش این‌گونه است:</text:span></text:p>
      <text:list xml:id="list5340778791380136392" text:style-name="L1">
        <text:list-item>
          <text:p text:style-name="P9"><text:span text:style-name="T8">InitState</text:span><text:span text:style-name="T2">: این حالت اولیه ایست که هر بار اگر </text:span><text:span text:style-name="T2">reset ۱</text:span><text:span text:style-name="T2"> شود به این حالت باز‌می‌گردیم و تمام کار‌های اولیه را انجام می‌دهد مانند ورودی خواندن از فایل.</text:span></text:p>
          <text:list>
            <text:list-item>
              <text:p text:style-name="P10"><text:span text:style-name="T14">وضعیت روتر‌ها:</text:span><text:span text:style-name="T10"> <text:s/>تمام روتر ها را به وضعیت </text:span><text:span text:style-name="T10">nop</text:span><text:span text:style-name="T10"> می‌بریم. </text:span></text:p>
            </text:list-item>
            <text:list-item>
              <text:p text:style-name="P10"><text:span text:style-name="T14">وضعیت پردازنده‌ها: </text:span><text:span text:style-name="T10"><text:s/>تمام پردازنده‌ها را به حالت </text:span><text:span text:style-name="T10">nop</text:span><text:span text:style-name="T10"> می‌بریم.</text:span></text:p>
            </text:list-item>
            <text:list-item>
              <text:p text:style-name="P10"><text:span text:style-name="T14">وضعیت بعدی خود ماژول:</text:span><text:span text:style-name="T10"> به حالت </text:span><text:span text:style-name="T10">InitTraffic</text:span><text:span text:style-name="T10"> می‌رویم.</text:span></text:p>
            </text:list-item>
          </text:list>
        </text:list-item>
        <text:list-item>
          <text:p text:style-name="P9"><text:span text:style-name="T8">InitTraffic</text:span><text:span text:style-name="T2">: در این حالت به تمام پردازنده‌ها تعداد ترافیک دریافتیشان را می‌دهیم و آن هارا آماده اجرای دستورات بعدی می‌کنیم. </text:span></text:p>
          <text:list>
            <text:list-item>
              <text:p text:style-name="P10"><text:span text:style-name="T14">وضعیت روتر‌ها:</text:span><text:span text:style-name="T10"> <text:s/>تمام روتر ها را به وضعیت </text:span><text:span text:style-name="T10">nop</text:span><text:span text:style-name="T10"> می‌بریم. </text:span></text:p>
            </text:list-item>
            <text:list-item>
              <text:p text:style-name="P10"><text:soft-page-break/><text:span text:style-name="T14">وضعیت پردازنده‌ها:</text:span><text:span text:style-name="T10"> <text:s/>تمام پردازنده‌ها را به حالت </text:span><text:span text:style-name="T10">Init</text:span><text:span text:style-name="T10"> می‌بریم.</text:span></text:p>
            </text:list-item>
            <text:list-item>
              <text:p text:style-name="P10"><text:span text:style-name="T14">وضعیت بعدی خود ماژول:</text:span><text:span text:style-name="T10"> به حالت </text:span><text:span text:style-name="T10">FillTraffic</text:span><text:span text:style-name="T10"> می‌رویم.</text:span></text:p>
            </text:list-item>
          </text:list>
        </text:list-item>
        <text:list-item>
          <text:p text:style-name="P9"><text:span text:style-name="T8">FillTraffic</text:span><text:span text:style-name="T2">: در این حالت به تمام پردازنده‌ها ترافیک هایی را که از فایل خوانده بودیم می‌دهیم. در هر کلاک یک ترافیک و اگر ترافیکمان تمام شد آن پردازنده را بی‌کار می‌کنیم.</text:span></text:p>
          <text:list>
            <text:list-item>
              <text:p text:style-name="P10"><text:span text:style-name="T14">وضعیت روتر‌ها:</text:span><text:span text:style-name="T10"> <text:s/>تمام روتر ها را به وضعیت </text:span><text:span text:style-name="T10">nop</text:span><text:span text:style-name="T10"> می‌بریم. </text:span></text:p>
            </text:list-item>
            <text:list-item>
              <text:p text:style-name="P10"><text:span text:style-name="T14">وضعیت پردازنده‌ها:</text:span><text:span text:style-name="T10"> پردازنده هایی که هنوز تمام پکت هایشان را نگرفته اند، به حالت </text:span><text:span text:style-name="T10">fill</text:span><text:span text:style-name="T10"> و سایر پردازنده ها به وضعیت </text:span><text:span text:style-name="T10">nop</text:span><text:span text:style-name="T10"> در می‌آیند.</text:span></text:p>
            </text:list-item>
            <text:list-item>
              <text:p text:style-name="P9"><text:span text:style-name="T18">وضعیت بعدی خود ماژول:</text:span><text:span text:style-name="T16"> به حالت </text:span><text:span text:style-name="T16">FillTraffic</text:span><text:span text:style-name="T16"> می‌رویم اگر پردازنده ای باشد که در این وضیعت </text:span><text:span text:style-name="T16">fill</text:span><text:span text:style-name="T16"> بوده. در غیر اینصورت یعنی تمام پردازنده ها ترافیک مربوط به خودشان را گرفته‌اند و به وضع</text:span><text:span text:style-name="T2">یت </text:span><text:span text:style-name="T2">PreDequeTraffic</text:span><text:span text:style-name="T2"> می‌رویم.</text:span></text:p>
            </text:list-item>
          </text:list>
        </text:list-item>
        <text:list-item>
          <text:p text:style-name="P9"><text:span text:style-name="T8">PreDequeTraffic</text:span><text:span text:style-name="T2">: در این حالت تمام پردازنده‌ها صف مربوطه اشان را آماده می‌کنند و خروجیشان را برابر اولین ترافیکی که در قسمت قبل به آن‌ها داده شده بود می‌کنند تا در ادامه بتوانیم از خروجی آن‌ها استفاده کنیم.</text:span></text:p>
          <text:list>
            <text:list-item>
              <text:p text:style-name="P10"><text:span text:style-name="T14">وضعیت روتر‌ها:</text:span><text:span text:style-name="T10"> <text:s/>تمام روتر ها را به وضعیت </text:span><text:span text:style-name="T10">nop</text:span><text:span text:style-name="T10"> می‌بریم. </text:span></text:p>
            </text:list-item>
            <text:list-item>
              <text:p text:style-name="P10"><text:span text:style-name="T14">وضعیت پردازنده‌ها:</text:span><text:span text:style-name="T10"> <text:s/>تمام پردازنده‌ها را به حالت </text:span><text:span text:style-name="T10">PreDeque</text:span><text:span text:style-name="T10"> می‌بریم.</text:span></text:p>
            </text:list-item>
            <text:list-item>
              <text:p text:style-name="P10"><text:span text:style-name="T14">وضعیت بعدی خود ماژول:</text:span><text:span text:style-name="T10"> به حالت </text:span><text:span text:style-name="T10">InitRouter</text:span><text:span text:style-name="T10"> می‌رویم.</text:span></text:p>
            </text:list-item>
          </text:list>
        </text:list-item>
        <text:list-item>
          <text:p text:style-name="P9"><text:span text:style-name="T8">InitRouter</text:span><text:span text:style-name="T2">: در این حالت تمام روتر‌ها را آماده سازی ‌می‌کنیم و اطلاعاتی که از ورودی خوانده‌ایم مانند تعداد پورت‌های ورودی و خروجی هر روتر را به آن می‌دهیم.</text:span></text:p>
          <text:list>
            <text:list-item>
              <text:p text:style-name="P10"><text:span text:style-name="T14">وضعیت روتر‌ها:</text:span><text:span text:style-name="T10"> <text:s/>تمام روتر ها را به وضعیت </text:span><text:span text:style-name="T10">Init</text:span><text:span text:style-name="T10"> می‌بریم. </text:span></text:p>
            </text:list-item>
            <text:list-item>
              <text:p text:style-name="P10"><text:span text:style-name="T14">وضعیت پردازنده‌ها: </text:span><text:span text:style-name="T10"><text:s/>تمام پردازنده‌ها را به حالت </text:span><text:span text:style-name="T10">nop</text:span><text:span text:style-name="T10"> می‌بریم.</text:span></text:p>
            </text:list-item>
            <text:list-item>
              <text:p text:style-name="P10"><text:span text:style-name="T14">وضعیت بعدی خود ماژول:</text:span><text:span text:style-name="T10"> به حالت </text:span><text:span text:style-name="T10">LoadRtRouter</text:span><text:span text:style-name="T10"> می‌رویم.</text:span></text:p>
            </text:list-item>
          </text:list>
        </text:list-item>
        <text:list-item>
          <text:p text:style-name="P9"><text:span text:style-name="T8">LoadRtRouter</text:span><text:span text:style-name="T2">: در این حالت </text:span><text:span text:style-name="T2">routing table</text:span><text:span text:style-name="T2"> ای که از ورودی خوانده‌ایم را به روتر‌ها می‌دهیم و هر مرحله یک عضو </text:span><text:span text:style-name="T2">routing table</text:span><text:span text:style-name="T2"> را به روتر مربوطه‌اش می‌دهیم.</text:span></text:p>
          <text:list>
            <text:list-item>
              <text:p text:style-name="P10"><text:span text:style-name="T14">وضعیت روتر‌ها:</text:span><text:span text:style-name="T10"> <text:s/>تمام روتر هایی که </text:span><text:span text:style-name="T10">routing table</text:span><text:span text:style-name="T10"> اشان را هنوز کامل دریافت نکرده اند را به وضعیت </text:span><text:span text:style-name="T10">LoadRt</text:span><text:span text:style-name="T10"> می‌بریم و بقیه را به حالت </text:span><text:span text:style-name="T10">nop</text:span><text:span text:style-name="T10">.</text:span></text:p>
            </text:list-item>
            <text:list-item>
              <text:p text:style-name="P10"><text:span text:style-name="T14">وضعیت پردازنده‌ها:</text:span><text:span text:style-name="T10"> <text:s/>تمام پردازنده‌ها را به حالت </text:span><text:span text:style-name="T10">nop</text:span><text:span text:style-name="T10"> می‌بریم.</text:span></text:p>
            </text:list-item>
            <text:list-item>
              <text:p text:style-name="P10"><text:span text:style-name="T10">و</text:span><text:span text:style-name="T14">ضعیت بعدی خود ماژول:</text:span><text:span text:style-name="T10"> به حالت </text:span><text:span text:style-name="T10">LoadRtRouter</text:span><text:span text:style-name="T10"> می‌رویم اگر روتری باشد که ورودی اش را کامل نخوانده، در غیر اینصورت به حالت </text:span><text:span text:style-name="T10">LoadStagingRouter</text:span><text:span text:style-name="T10"> می‌رویم.</text:span></text:p>
            </text:list-item>
          </text:list>
        </text:list-item>
        <text:list-item>
          <text:p text:style-name="P9"><text:span text:style-name="T8">LoadStagingRouter</text:span><text:span text:style-name="T2">: در این حالت خروجی هر پردازنده را نگاه می‌کنیم و در صورتی که کانال مجازی متناظرش در روتر خالی باشد، این خروجی را در ورودی پورت </text:span><text:span text:style-name="T2">۰</text:span><text:span text:style-name="T2"> روتر می‌گذاریم تا در نیم کلاک بعد، آن را بخواند (زیرا روتر ها با </text:span><text:span text:style-name="T2">negedge clock</text:span><text:span text:style-name="T2"> کار می‌کنند). همچنین با توجه به اتصالاتی که از ورودی خوانده‌ایم، خروجی هر پورت هر روتر را در ورودی پورت روتر مقصد می‌گذاریم. از طرفی هر روتری برای اینکه اعلام کند </text:span><text:span text:style-name="T2">vc</text:span><text:span text:style-name="T2"> اش خالی شده باید در جهت عکس به روتر دیگر پیام بفرستد بنابر‌این پیامی در جهت عکس اتصالات نیز از روتر مقصد به‌ مبدأ می‌فرستیم.</text:span></text:p>
          <text:list>
            <text:list-item>
              <text:p text:style-name="P10"><text:span text:style-name="T14">وضعیت روتر‌ها:</text:span><text:span text:style-name="T10"> <text:s/>تمام روتر ها را به وضعیت </text:span><text:span text:style-name="T10">LoadStaging</text:span><text:span text:style-name="T10"> می‌بریم. </text:span></text:p>
            </text:list-item>
            <text:list-item>
              <text:p text:style-name="P10"><text:span text:style-name="T14">وضعیت پردازنده‌ها:</text:span><text:span text:style-name="T10"> <text:s/>پردازنده هایی که خروجی آن‌ها وارد روتر می‌شود را به حالت </text:span><text:span text:style-name="T10">Deque</text:span><text:span text:style-name="T10"> می‌بریم زیرا باید خروجیشان را تا </text:span><text:span text:style-name="T10">clock</text:span><text:span text:style-name="T10"> بعدی دور بریزند و </text:span><text:span text:style-name="T10">flit</text:span><text:span text:style-name="T10"> بعدی را بدهند. سایر پردازنده ها را به حالت </text:span><text:span text:style-name="T10">nop</text:span><text:span text:style-name="T10"> می‌بریم.</text:span></text:p>
            </text:list-item>
            <text:list-item>
              <text:p text:style-name="P10"><text:span text:style-name="T14">وضعیت بعدی خود ماژول:</text:span><text:span text:style-name="T10"> به حالت </text:span><text:span text:style-name="T10">Phase0Router</text:span><text:span text:style-name="T10"> می‌رویم.</text:span></text:p>
            </text:list-item>
          </text:list>
        </text:list-item>
        <text:list-item>
          <text:p text:style-name="P9"><text:soft-page-break/><text:span text:style-name="T8">Phase0Router</text:span><text:span text:style-name="T2">: در این حالت تمام روتر‌ها فعالیت مرحله صفرشان را روی ورودی های گرفته شده انجام می‌دهند.</text:span></text:p>
          <text:list>
            <text:list-item>
              <text:p text:style-name="P10"><text:span text:style-name="T14">وضعیت روتر‌ها:</text:span><text:span text:style-name="T10"> <text:s/>تمام روتر ها را به وضعیت </text:span><text:span text:style-name="T10">Phase0</text:span><text:span text:style-name="T10"> می‌بریم. </text:span></text:p>
            </text:list-item>
            <text:list-item>
              <text:p text:style-name="P10"><text:span text:style-name="T14">وضعیت پردازنده‌ها:</text:span><text:span text:style-name="T10"> <text:s/>تمام پردازنده‌ها را به حالت </text:span><text:span text:style-name="T10">nop</text:span><text:span text:style-name="T10"> می‌بریم.</text:span></text:p>
            </text:list-item>
            <text:list-item>
              <text:p text:style-name="P10"><text:span text:style-name="T14">وضعیت بعدی خود ماژول:</text:span><text:span text:style-name="T10"> به حالت </text:span><text:span text:style-name="T10">Phas1Router</text:span><text:span text:style-name="T10"> می‌رویم.</text:span></text:p>
            </text:list-item>
          </text:list>
        </text:list-item>
        <text:list-item>
          <text:p text:style-name="P9"><text:span text:style-name="T8">Phase1Router</text:span><text:span text:style-name="T2">: در این حالت تمام روتر‌ها فعالیت مرحله یکشان را روی ورودی های گرفته شده انجام می‌دهند.</text:span></text:p>
          <text:list>
            <text:list-item>
              <text:p text:style-name="P10"><text:span text:style-name="T14">وضعیت روتر‌ها:</text:span><text:span text:style-name="T10"> <text:s/>تمام روتر ها را به وضعیت </text:span><text:span text:style-name="T10">Phase1</text:span><text:span text:style-name="T10"> می‌بریم. </text:span></text:p>
            </text:list-item>
            <text:list-item>
              <text:p text:style-name="P10"><text:span text:style-name="T14">وضعیت پردازنده‌ها:</text:span><text:span text:style-name="T10"> <text:s/>تمام پردازنده‌ها را به حالت </text:span><text:span text:style-name="T10">nop</text:span><text:span text:style-name="T10"> می‌بریم.</text:span></text:p>
            </text:list-item>
            <text:list-item>
              <text:p text:style-name="P10"><text:span text:style-name="T14">وضعیت بعدی خود ماژول:</text:span><text:span text:style-name="T10"> به حالت </text:span><text:span text:style-name="T10">CheckEnd</text:span><text:span text:style-name="T10"> می‌رویم.</text:span></text:p>
            </text:list-item>
          </text:list>
        </text:list-item>
        <text:list-item>
          <text:p text:style-name="P9"><text:span text:style-name="T8">CheckEnd</text:span><text:span text:style-name="T2">: در این حالت هر روتر را چک ‌می‌کنیم که آیا کارش تمام شده یا خیر و در صورتی که تمام روتر‌ها کارشان تمام شده بود خروجی </text:span><text:span text:style-name="T2">is_end</text:span><text:span text:style-name="T2"> را یک می‌کنیم و کار تمام است در غیر این‌صورت باید باز هم پکت ها را جا به جا کنیم و دوباره به حالت‌های قبلی رمی‌گردیم. همچنین در این وضعیت </text:span><text:span text:style-name="T2">cycle</text:span><text:span text:style-name="T2"> هارا یک واحد زیاد می‌کنیم تا تعداد مراتبی که عملیات جابه‌جایی را انجام داده‌ایم بشماریم.</text:span></text:p>
          <text:list>
            <text:list-item>
              <text:p text:style-name="P10"><text:span text:style-name="T14">وضعیت روتر‌ها:</text:span><text:span text:style-name="T10"> <text:s/>تمام روتر ها را به وضعیت </text:span><text:span text:style-name="T10">nop</text:span><text:span text:style-name="T10"> می‌بریم. </text:span></text:p>
            </text:list-item>
            <text:list-item>
              <text:p text:style-name="P10"><text:span text:style-name="T10">و</text:span><text:span text:style-name="T14">ضعیت پردازنده‌ها:</text:span><text:span text:style-name="T10"> <text:s/>تمام پردازنده‌ها را به حالت </text:span><text:span text:style-name="T10">nop</text:span><text:span text:style-name="T10"> می‌بریم.</text:span></text:p>
            </text:list-item>
            <text:list-item>
              <text:p text:style-name="P10"><text:span text:style-name="T14">وضعیت بعدی خود ماژول:</text:span><text:span text:style-name="T10"> در صورتی که همه روتر ها کارشان تمام شده باشد به حالت </text:span><text:span text:style-name="T10">EndState</text:span><text:span text:style-name="T10"> می‌رویم و در غیر اینصورت به حالت </text:span><text:span text:style-name="T10">LoadStaging</text:span><text:span text:style-name="T10"> برمی‌گردیم.</text:span></text:p>
            </text:list-item>
          </text:list>
        </text:list-item>
        <text:list-item>
          <text:p text:style-name="P9"><text:span text:style-name="T8">EndState</text:span><text:span text:style-name="T2">: حالت پایانی است و به حالت بی‌کار در می‌آید.</text:span></text:p>
          <text:list>
            <text:list-item>
              <text:p text:style-name="P10"><text:span text:style-name="T14">وضعیت روتر‌ها:</text:span><text:span text:style-name="T10"> <text:s/>تمام روتر ها را به وضعیت </text:span><text:span text:style-name="T10">nop</text:span><text:span text:style-name="T10"> می‌بریم. </text:span></text:p>
            </text:list-item>
            <text:list-item>
              <text:p text:style-name="P10"><text:span text:style-name="T14">وضعیت پردازنده‌ها:</text:span><text:span text:style-name="T10"> <text:s/>تمام پردازنده‌ها را به حالت </text:span><text:span text:style-name="T10">nop</text:span><text:span text:style-name="T10"> می‌بریم.</text:span></text:p>
            </text:list-item>
            <text:list-item>
              <text:p text:style-name="P6"><text:span text:style-name="T15">وضعیت بعدی خود ماژول:</text:span><text:span text:style-name="T12"> به حالت </text:span><text:span text:style-name="T12">EnState</text:span><text:span text:style-name="T12"> می‌رویم.</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face style:name="Liberation Mono" svg:font-family="'Liberation Mono', 'Courier New'" style:font-family-generic="modern"/>
    <style:font-face style:name="B Nazanin" svg:font-family="'B Nazanin'" style:font-pitch="variable"/>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1"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486</meta:editing-cycles>
    <meta:creation-date>2016-02-03T11:01:00</meta:creation-date>
    <dc:date>2016-02-03T19:17:14.953943274</dc:date>
    <meta:editing-duration>PT43M12S</meta:editing-duration>
    <meta:generator>LibreOffice/5.0.4.2$Linux_X86_64 LibreOffice_project/00m0$Build-2</meta:generator>
    <meta:document-statistic meta:table-count="0" meta:image-count="0" meta:object-count="0" meta:page-count="3" meta:paragraph-count="57" meta:word-count="1187" meta:character-count="6147" meta:non-whitespace-character-count="50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